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771cm"/>
      <style:paragraph-properties style:writing-mode="lr-tb"/>
    </style:style>
    <style:style style:name="gr3" style:family="graphic" style:parent-style-name="standard">
      <style:graphic-properties draw:stroke="none" draw:fill="none" fo:min-height="3.20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886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9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20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1.78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5.55cm" fo:min-width="0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11" style:family="graphic" style:parent-style-name="standard">
      <style:graphic-properties draw:stroke="none" draw:fill="none" fo:min-height="12.766cm"/>
      <style:paragraph-properties style:writing-mode="lr-tb"/>
    </style:style>
    <style:style style:name="gr12" style:family="graphic" style:parent-style-name="standard">
      <style:graphic-properties draw:stroke="none" draw:fill="none" fo:min-height="5.69cm"/>
      <style:paragraph-properties style:writing-mode="lr-tb"/>
    </style:style>
    <style:style style:name="gr13" style:family="graphic" style:parent-style-name="standard">
      <style:graphic-properties draw:stroke="none" draw:fill="none" fo:min-height="13.225cm"/>
      <style:paragraph-properties style:writing-mode="lr-tb"/>
    </style:style>
    <style:style style:name="gr14" style:family="graphic" style:parent-style-name="standard">
      <style:graphic-properties draw:stroke="none" draw:fill="none" fo:min-height="4.44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556cm" fo:min-width="10.818cm"/>
      <style:paragraph-properties style:writing-mode="lr-tb"/>
    </style:style>
    <style:style style:name="gr16" style:family="graphic" style:parent-style-name="standard">
      <style:graphic-properties draw:stroke="none" draw:fill="none" fo:min-height="4.996cm"/>
      <style:paragraph-properties style:writing-mode="lr-tb"/>
    </style:style>
    <style:style style:name="gr17" style:family="graphic" style:parent-style-name="standard">
      <style:graphic-properties draw:stroke="none" draw:fill="none" fo:min-height="11.573cm"/>
      <style:paragraph-properties style:writing-mode="lr-tb"/>
    </style:style>
    <style:style style:name="gr18" style:family="graphic" style:parent-style-name="standard">
      <style:graphic-properties draw:stroke="none" draw:fill="none" fo:min-height="0.396cm"/>
      <style:paragraph-properties style:writing-mode="lr-tb"/>
    </style:style>
    <style:style style:name="pr1" style:family="presentation" style:parent-style-name="Padrão-title">
      <style:graphic-properties draw:auto-grow-height="true" fo:min-height="5.20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2.629cm"/>
      <style:paragraph-properties style:writing-mode="lr-tb"/>
    </style:style>
    <style:style style:name="pr4" style:family="presentation" style:parent-style-name="Padrão-outline1">
      <style:graphic-properties fo:min-height="8.884cm"/>
      <style:paragraph-properties style:writing-mode="lr-tb"/>
    </style:style>
    <style:style style:name="pr5" style:family="presentation" style:parent-style-name="Padrão-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style:paragraph-properties fo:margin-top="0.42cm" fo:margin-bottom="0.35cm" fo:text-align="start"/>
    </style:style>
    <style:style style:name="P5" style:family="paragraph">
      <loext:graphic-properties draw:fill="none"/>
      <style:paragraph-properties fo:margin-top="0.42cm" fo:margin-bottom="0.35cm" fo:text-align="start" style:writing-mode="lr-tb"/>
      <style:text-properties fo:font-size="10pt" style:font-size-asian="10pt" style:font-size-complex="10pt"/>
    </style:style>
    <style:style style:name="P6" style:family="paragraph">
      <loext:graphic-properties draw:fill-color="#ffffff"/>
    </style:style>
    <style:style style:name="P7" style:family="paragraph">
      <style:paragraph-properties fo:margin-top="0.5cm" fo:margin-bottom="0cm"/>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cm" fo:line-height="100%" fo:text-indent="0cm"/>
    </style:style>
    <style:style style:name="P10" style:family="paragraph">
      <loext:graphic-properties draw:fill="none"/>
      <style:paragraph-properties style:writing-mode="lr-tb"/>
    </style:style>
    <style:style style:name="P11" style:family="paragraph">
      <loext:graphic-properties draw:fill="none"/>
      <style:paragraph-properties style:writing-mode="lr-tb"/>
      <style:text-properties fo:font-size="12pt" style:font-size-asian="12pt" style:font-size-complex="12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9">
        <draw:frame presentation:style-name="pr1" draw:text-style-name="P1" draw:layer="layout" svg:width="25.199cm" svg:height="5.209cm" svg:x="1.201cm" svg:y="5cm" presentation:class="title" presentation:user-transformed="true">
          <draw:text-box>
            <text:p>Construção da Acusação de Malversação e desvio <text:s/>das verbas de bolsas Capes</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1T19">
        <draw:frame presentation:style-name="pr3" draw:text-style-name="P1" draw:layer="layout" svg:width="25.199cm" svg:height="2.629cm" svg:x="1.4cm" svg:y="0.628cm" presentation:class="title" presentation:user-transformed="true">
          <draw:text-box>
            <text:p>Objetivos do TCU</text:p>
          </draw:text-box>
        </draw:frame>
        <draw:frame draw:style-name="gr2" draw:text-style-name="P3" draw:layer="layout" svg:width="19.2cm" svg:height="8.021cm" svg:x="4.6cm" svg:y="3.8cm">
          <draw:text-box>
            <text:p>&lt;ol&gt;</text:p>
            <text:p><text:s/>&lt;li&gt; As bolsas foram concedidas a pessoas elegíveis e pagas com a observância da legislação? &lt;/li&gt;</text:p>
            <text:p><text:s/>&lt;li&gt; Há irregularidades no cadastro de alunos matriculados? &lt;/li&gt;</text:p>
            <text:p><text:s/>&lt;li&gt; As despesas de custeio realizadas / pagas comprovam a boa e regular aplicação dos </text:p>
            <text:p><text:s/>recursos? &lt;/li&gt;</text:p>
            <text:p><text:s/>&lt;li&gt; A licitação e contratação de terceiros foram processadas de modo a assegurar o caráter. </text:p>
            <text:p><text:s/>competitivo de seus procedimentos? &lt;/li&gt;</text:p>
            <text:p><text:s/>&lt;li&gt; A seleção dos bolsistas observou critérios objetivos e os princípios da moralidade, </text:p>
            <text:p><text:s/>impessoalidade e da publicidade?&lt;/li&gt;</text:p>
            <text:p><text:s/>&lt;ol&gt;</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adrão" presentation:presentation-page-layout-name="AL1T19">
        <draw:frame presentation:style-name="pr3" draw:text-style-name="P1" draw:layer="layout" svg:width="25.199cm" svg:height="2.629cm" svg:x="1.4cm" svg:y="0.628cm" presentation:class="title" presentation:placeholder="true">
          <draw:text-box/>
        </draw:frame>
        <draw:frame draw:style-name="gr3" draw:text-style-name="P5" draw:layer="layout" svg:width="27.405cm" svg:height="3.456cm" svg:x="0.288cm" svg:y="6.144cm">
          <draw:text-box>
            <text:p text:style-name="P4"><text:span text:style-name="T1">41. Importante destacar que, após o início da presente fiscalização, a Polícia Federal (PF),</text:span></text:p>
            <text:p text:style-name="P4"><text:span text:style-name="T1">com o apoio do TCU e do Ministério da Transparência e Controladoria-Geral da União (CGU), deflagrou no dia 14/9/2017, em Santa Catarina, a operação “Ouvidos Moucos”, buscando desbaratar um esquema criminoso que agia na aplicação de recursos públicos repassados à UFSC para cursos de educação a distância, pertinentes ao Sistema UAB. O TCU foi instado a auxiliar no trabalho, o que foi fundamentado neste processo, TC 023.418/2017-6, de relatoria do ministro Walton Alencar Rodrigues, que autorizou a participação de servidores do TCU nas ações comandadas pela PF.</text:span></text:p>
            <text:p text:style-name="P4"><text:span text:style-name="T1"/></text:p>
          </draw:text-box>
        </draw:frame>
        <draw:frame draw:style-name="gr4" draw:text-style-name="P3" draw:layer="layout" svg:width="24.2cm" svg:height="4.136cm" svg:x="0.8cm" svg:y="9.2cm">
          <draw:text-box>
            <text:p>42. A operação da PF apreendeu a documentação referente ao EaD na UFSC desde a sua</text:p>
            <text:p/>
            <text:p>origem, ou seja, foram apreendidos documentos dos projetos de EaD desde 2006. As buscas foram realizadas nas dependências da UFSC (Secretaria de Educação a Distância — Sead, Núcleo UAB e Laboratório de Produção de Recursos Didáticos para Formação de Gestores – LabGestão) e em três de suas fundações de apoio (Fundação de Estudos e Pesquisas Socioeconômicos — Fepese, Fundação José Arthur Boiteux — Funjab e Fapeu).</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Padrão" presentation:presentation-page-layout-name="AL1T19">
        <draw:frame presentation:style-name="pr3" draw:text-style-name="P1" draw:layer="layout" svg:width="25.199cm" svg:height="2.629cm" svg:x="1.4cm" svg:y="0.628cm" presentation:class="title">
          <draw:text-box>
            <text:p>Incorporação da Ouvidos Moucos</text:p>
          </draw:text-box>
        </draw:frame>
        <draw:frame draw:style-name="gr5" draw:text-style-name="P3" draw:layer="layout" svg:width="15.6cm" svg:height="12.2cm" svg:x="5cm" svg:y="2.8cm">
          <draw:text-box>
            <text:p>&lt;ul&gt;</text:p>
            <text:p>&lt;li&gt;Mudança de objetivo: dar respaldo a Operação criminalizando gestores da UAB&lt;/li&gt;</text:p>
            <text:p/>
            <text:p>Acusações:</text:p>
            <text:p/>
            <text:p>&lt;ol&gt;</text:p>
            <text:p><text:s/>&lt;li&gt;a) achado II.1: concessão e pagamento de bolsas pela Capes a pessoas não vinculadas a</text:p>
            <text:p><text:s/>execução do objeto pactuado no valor total de R$ 3.197.310,00;&lt;/li&gt;</text:p>
            <text:p><text:s/>&lt;li&gt;b) achado II.2: Acumulação indevida de bolsas no sistema UAB no R$ 140.670,00&lt;/li&gt;</text:p>
            <text:p><text:s/>&lt;li&gt;c) achado II.5: superfaturamento na locação de veículos no montante de R$ 43.201,53;&lt;/li&gt;</text:p>
            <text:p><text:s/>&lt;/ol&gt;</text:p>
            <text:p/>
            <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Padrão" presentation:presentation-page-layout-name="AL1T19">
        <draw:frame presentation:style-name="pr3" draw:layer="layout" svg:width="25.199cm" svg:height="2.629cm" svg:x="1.4cm" svg:y="0.628cm" presentation:class="title" presentation:placeholder="true" presentation:user-transformed="true">
          <draw:text-box/>
        </draw:frame>
        <presentation:notes draw:style-name="dp2">
          <draw:page-thumbnail draw:style-name="gr1"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4" draw:text-style-name="P1" draw:layer="layout" svg:width="25.199cm" svg:height="9.134cm" svg:x="1.4cm" svg:y="3.685cm" presentation:class="outline" presentation:user-transformed="true">
          <draw:text-box>
            <text:list text:style-name="L2">
              <text:list-item>
                <text:p text:style-name="P7"><text:span text:style-name="T2">Critérios arbitrários.</text:span></text:p>
              </text:list-item>
              <text:list-item>
                <text:p text:style-name="P7"><text:span text:style-name="T2">Prova de realização de atividades: presença do nome na plataforma digital das disciplinas- Moodle e <text:s/>Catalogo da Graduação. </text:span><text:span text:style-name="T2">Desconsideram os registros normatizados pela <text:s/>CAPES que exige <text:s/>registros mensais no SPA de Coordenadores de Curso </text:span><text:span text:style-name="T2">atestando atividades dos bolsistas que são registrados pela Coordenadora UAB no sistema <text:s/>SGB-CAPES. </text:span></text:p>
              </text:list-item>
              <text:list-item>
                <text:p text:style-name="P7"><text:span text:style-name="T2">Todas as atividade que não sejam docência e ou tutoria são irregulares.( Desconsideram todas as atividades de pesquisa e </text:span><text:span text:style-name="T2">avaliação de capacitação. Atividades de webdesign, produção e implementação de material online. E consideram irregulares e </text:span><text:span text:style-name="T2">ilegais <text:s/>projetos <text:s/>fruto de Editais CAPEs <text:s/>aprovados e bem justificados. ( vide obrigações do Coordenador UAB)</text:span></text:p>
              </text:list-item>
              <text:list-item>
                <text:p text:style-name="P7"><text:span text:style-name="T2">Cria arbitrariamente o critério de que todos os projetos que não são projetos de cursos <text:s/>de graduação são ilegais.</text:span></text:p>
              </text:list-item>
              <text:list-item>
                <text:p text:style-name="P7"><text:span text:style-name="T2">Uso da denominação <text:s/>literal das : bolsa tutor, bolsa professor I e II <text:s text:c="2"/>para alegar desvio de função de bolsas dadas para as </text:span><text:span text:style-name="T2">atividades, por exemplo, de pesquisa e avaliação e capacitação. A <text:s/>CAPES <text:s/>que é a instituição de fomento usa esta classificaçao </text:span><text:span text:style-name="T2"><text:s/>como referencia de qualificação e não de atividade. Alunos graduados:bolsa tutoria, mestrado e ou doutorado , professor I e II</text:span></text:p>
              </text:list-item>
              <text:list-item>
                <text:p text:style-name="P7"><text:span text:style-name="T2">Define como irregular o pagamento de bolsas através de verbas de custeio. Desconsidera a autonomia da Fundação para fazer </text:span><text:span text:style-name="T2">contratações de serviços na forma de bolsas.</text:span></text:p>
              </text:list-item>
              <text:list-item>
                <text:p text:style-name="P7"><text:span text:style-name="T2">A acusação de <text:s/>multiplicidade de bolsas desconhece vários casos que a própria CAPES regulamentou atraves de portarias. </text:span></text:p>
              </text:list-item>
              <text:list-item>
                <text:p text:style-name="P7"><text:span text:style-name="T2"/></text:p>
                <text:p text:style-name="P7"><text:span text:style-name="T2"/></text:p>
              </text:list-item>
            </text:list>
          </draw:text-box>
        </draw:frame>
        <draw:frame presentation:style-name="pr5" draw:text-style-name="P1" draw:layer="layout" svg:width="25.199cm" svg:height="2.629cm" svg:x="1.4cm" svg:y="0.628cm" presentation:class="title" presentation:user-transformed="true">
          <draw:text-box>
            <text:p>Criterios Arbitrários</text:p>
          </draw:text-box>
        </draw:frame>
        <draw:frame draw:style-name="gr6" draw:text-style-name="P3" draw:layer="layout" svg:width="22.4cm" svg:height="1.916cm" svg:x="2cm" svg:y="13.2cm">
          <draw:text-box>
            <text:p>Os critérios mesmo que fossem válidos dizem respeito a atos <text:s/>e regulamentos aprovados pela CAPES que não são da alçada da coordenaçãoforam usados para acusar a Coordenação UAB de pagamento de bolsas irregulares.</text:p>
          </draw:text-box>
        </draw:frame>
        <presentation:notes draw:style-name="dp2">
          <draw:page-thumbnail draw:style-name="gr1"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Padrão">
        <draw:frame draw:style-name="gr7" draw:text-style-name="P3" draw:layer="layout" svg:width="16.6cm" svg:height="2.455cm" svg:x="4.6cm" svg:y="0.8cm">
          <draw:text-box>
            <text:p text:style-name="P9"><text:s/>Acusação: concessão e pagamento de bolsas pela Capes a pessoas não vinculadas a <text:s/>execução do objeto pactuado.</text:p>
            <text:p text:style-name="P9"/>
          </draw:text-box>
        </draw:frame>
        <draw:frame draw:style-name="gr8" draw:text-style-name="P3" draw:layer="layout" svg:width="12.288cm" svg:height="0.806cm" svg:x="5.6cm" svg:y="3.4cm">
          <draw:text-box>
            <text:p>Critério arbitrário <text:s/>utilizado para construir a acusação.</text:p>
          </draw:text-box>
        </draw:frame>
        <draw:frame draw:style-name="gr9" draw:text-style-name="P3" draw:layer="layout" svg:width="18cm" svg:height="15.8cm" svg:x="6.6cm" svg:y="4.2cm">
          <draw:text-box>
            <text:p>TCU estabelece arbitrariamente que </text:p>
            <text:p>Apenas bolsas para docência e tutoria em disciplinas são válidas.</text:p>
            <text:p/>
            <text:p>Com isto <text:s/>desconsidera projetos vinculados ao EAD <text:s/>aprovados <text:s/>por Editais CAPES -Formação da</text:p>
            <text:p><text:s/>Equipe Multidisciplinar; PACC - Prog. Anual de Capacitação Continuada 2012 e PACC - Prog.</text:p>
            <text:p><text:s/>Anual de Capacitação Continuada 2013) e não vinculados ao programa UAB (Secadi - Gênero e</text:p>
            <text:p><text:s/>Diversidade na Escola e Secadi - Formação da Equipe Multidisciplinar),</text:p>
            <text:p/>
            <text:p>O projeto SECADI, visa a criação e aplicação de curso de capacitação </text:p>
            <text:p>Para professores <text:s/>em Assuntos da Diversidade (site SECADI)</text:p>
            <text:p/>
            <text:p>São projetos criados a partir de editais da CAPES para complementar as </text:p>
            <text:p>Atividades da UAB.</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adrão">
        <draw:frame draw:style-name="gr10" draw:text-style-name="P3" draw:layer="layout" svg:width="16.6cm" svg:height="2.471cm" svg:x="4.6cm" svg:y="0.8cm">
          <draw:text-box>
            <text:p text:style-name="P9">concessão e pagamento de bolsas pela Capes a pessoas não vinculadas a</text:p>
            <text:p text:style-name="P9"><text:s/>execução do objeto pactuado.</text:p>
            <text:p text:style-name="P9"/>
          </draw:text-box>
        </draw:frame>
        <draw:frame draw:style-name="gr8" draw:text-style-name="P3" draw:layer="layout" svg:width="12.288cm" svg:height="0.806cm" svg:x="5.6cm" svg:y="3.4cm">
          <draw:text-box>
            <text:p>Critério arbitrário <text:s/>utilizado para construir a acusação.</text:p>
          </draw:text-box>
        </draw:frame>
        <draw:frame draw:style-name="gr9" draw:text-style-name="P3" draw:layer="layout" svg:width="18cm" svg:height="15.8cm" svg:x="6.6cm" svg:y="4.2cm">
          <draw:text-box>
            <text:p>TCU estabelece arbitrariamente que </text:p>
            <text:p>Apenas bolsas para docência e tutoria em disciplinas são válidas.</text:p>
            <text:p/>
            <text:p>Com isto <text:s/>desconsidera projetos vinculados ao EAD <text:s/>aprovados <text:s/>por Editais CAPES -Formação da</text:p>
            <text:p><text:s/>Equipe Multidisciplinar; PACC - Prog. Anual de Capacitação Continuada 2012 e PACC - Prog.</text:p>
            <text:p><text:s/>Anual de Capacitação Continuada 2013) e não vinculados ao programa UAB (Secadi - Gênero e</text:p>
            <text:p><text:s/>Diversidade na Escola e Secadi - Formação da Equipe Multidisciplinar),</text:p>
            <text:p/>
            <text:p>O projeto SECADI, visa a criação e aplicação de curso de capacitação </text:p>
            <text:p>Para professores <text:s/>em Assuntos da Diversidade (site SECADI)</text:p>
            <text:p/>
            <text:p>São projetos criados a partir de editais da CAPES para complementar as </text:p>
            <text:p>Atividades da UAB.</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adrão">
        <draw:frame draw:style-name="gr11" draw:text-style-name="P10" draw:layer="layout" svg:width="21.127cm" svg:height="13.016cm" svg:x="3.8cm" svg:y="2.2cm">
          <draw:text-box>
            <text:p>ol start="54"&gt;</text:p>
            <text:p><text:s/>&lt;li&gt; São, portanto, irregulares todas bolsas pagas sob a referência dos cursos Formação da</text:p>
            <text:p><text:s/>Equipe Multidisciplinar; PACC - Prog. Anual de Capacitação Continuada 2012 e PACC - Prog.</text:p>
            <text:p><text:s/>Anual de Capacitação Continuada 2013, visto que os cursos que motivaram as concessões, além de</text:p>
            <text:p><text:s/>não corresponderem a cursos a distância do sistema UAB, jamais foram realizados e, por via de</text:p>
            <text:p><text:s/>consequência, não foram prestados pelos beneficiários os serviços inerentes às funções das bolsas</text:p>
            <text:p><text:s/>recebidas.&lt;/li&gt;</text:p>
            <text:p>&lt;li&gt;. Os cursos Secadi - Gênero e Diversidade na Escola e Secadi - Formação da Equipe Multidisciplinar, conquanto financiados pelo MEC, por meio da Secretaria de Educação Continuada, Alfabetização, Diversidade e Inclusão (Secadi), não se vinculam ao programa UAB. Logo, inexistindo previsão legal de financiamento de bolsas, com recursos do programa UAB, para cursos não vinculados ao programa, são irregulares, também, todas as bolsas pagas (de coordenador, professor e tutor) referentes a tais cursos.&lt;/li&gt; </text:p>
            <text:p>&lt;li&gt; As 958 bolsas concedidas aos mencionados cursos, não realizados ou não vinculados ao programa UAB, no montante de R$ 1.048.860,00, estão identificadas na antepenúltima coluna da planilha consolidadora do Achado (evidência 30).&lt;/p&gt;</text:p>
            <text:p>&lt;p&gt;&lt;b&gt;achado II.1:&lt;/b&gt; concessão e pagamento de bolsas pela Capes a pessoas não vinculadas a execução do objeto pactuado no valor total de R$ 3.197.310,00;&lt;/li&gt;</text:p>
            <text:p>&lt;/ol&gt;</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adrão">
        <draw:frame draw:style-name="gr12" draw:text-style-name="P10" draw:layer="layout" svg:width="19.433cm" svg:height="5.94cm" svg:x="4.367cm" svg:y="2.26cm">
          <draw:text-box>
            <text:p><text:span text:style-name="T3">&lt;p&gt; como o objetivo de inculpar o coordenador <text:s/>usam o seguinte critério</text:span></text:p>
            <text:p><text:span text:style-name="T3"/></text:p>
            <text:p><text:span text:style-name="T3">&lt;blockquote&gt;</text:span></text:p>
            <text:p><text:span text:style-name="T3">78. Com efeito, as certificações dos lotes de pagamento de bolsas via SGB, efetivadas pelos</text:span></text:p>
            <text:p><text:span text:style-name="T3">coordenadores UAB, contemplando pessoas que não possuem os devidos registros nos sistemas</text:span></text:p>
            <text:p><text:span text:style-name="T3">internos da UFSC (controles acadêmicos e/ou moodle) necessários para comprovar a prestação</text:span></text:p>
            <text:p><text:span text:style-name="T3">das atividades inerentes a função da bolsa recebida e/ou atreladas a cursos não realizados e/ou</text:span></text:p>
            <text:p><text:span text:style-name="T3">não vinculados ao Programa UAB, acarretaram pagamento irregular de 2.985 bolsas, totalizando</text:span></text:p>
            <text:p><text:span text:style-name="T3">R$ 3.197.310,00, entre 01/01/2012 a 30/06/2017, em afronta aos arts. 5.º, inciso III, alínea "g", 7.º e.</text:span></text:p>
            <text:p><text:span text:style-name="T3">9.º da Resolução CD/FNDE 26/2009, 3.º, inciso II, alínea “e”, e 4.º da Portaria Capes 183/2016 e 62</text:span></text:p>
            <text:p><text:span text:style-name="T3">e 63 da Lei 4.320/1964.</text:span></text:p>
            <text:p><text:span text:style-name="T3">&lt;/blockquote&gt;</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adrão">
        <draw:frame draw:style-name="gr13" draw:text-style-name="P11" draw:layer="layout" svg:width="19.396cm" svg:height="13.475cm" svg:x="4.204cm" svg:y="1.225cm">
          <draw:text-box>
            <text:p><text:span text:style-name="T3">&lt;p&gt; Mostrando claramente <text:s/>o objetivo de justificar a Operação Ouvidos Moucos a auditoria culpabilizou <text:s text:c="2"/>os Coordenadores UAB, argumentando que os mesmos eram em última instância responsáveis pelo envio das listas de bolsistas a CAPES. <text:s/>Na própria peça acusatória os auditores demostram ter conhecimento <text:s/>das procedimentos da UAB <text:s/>que é o registro no SPA <text:s/>pelos coordenadores de curso e envio dos formularios assinados para Coordenação UAB que então registra no Serviço Geral de bolsas da CAPES. O TCU arbitrariamente <text:s/>desconsidera <text:s/>os formulários registrados no SPA, que atestam os bolsistas em atividade <text:s/>e são assinados por coordenadores de curso. Estes são registros legítimos de fé publica e aceitos pela CAPES mas não pelo TCU. &lt;/p&gt;</text:span></text:p>
            <text:p><text:span text:style-name="T3"/></text:p>
            <text:p><text:span text:style-name="T3"/></text:p>
          </draw:text-box>
        </draw:frame>
        <presentation:notes draw:style-name="dp2">
          <draw:page-thumbnail draw:style-name="gr1"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Padrão">
        <draw:frame draw:style-name="gr14" draw:text-style-name="P10" draw:layer="layout" svg:width="20.445cm" svg:height="4.691cm" svg:x="3.755cm" svg:y="4cm">
          <draw:text-box>
            <text:p>&lt;blockquote&gt;Por outro lado, reforçam a</text:p>
            <text:p>evidência de pagamento irregular das bolsas alcançadas aos beneficiários cujas atividades</text:p>
            <text:p>consignadas não se coadunam com as atribuições da bolsa recebida (professor</text:p>
            <text:p>pesquisador/formador ou tutor a distância), tais como: produção, preparação e revisão de</text:p>
            <text:p>material; atividades administrativas, auxiliares e de apoio administrativo e pedagógico;</text:p>
            <text:p>manutenção e reparos de computadores; designer institucional; e funções de coordenador</text:p>
            <text:p>financeiro, administrativo e de laboratório multimídia.&lt;/blockquote&gt;</text:p>
          </draw:text-box>
        </draw:frame>
        <draw:frame draw:style-name="gr15" draw:text-style-name="P3" draw:layer="layout" svg:width="11.318cm" svg:height="0.806cm" svg:x="4.8cm" svg:y="1.8cm">
          <draw:text-box>
            <text:p>Criterio: interpretação literal do nome das bolsas </text:p>
          </draw:text-box>
        </draw:frame>
        <draw:frame draw:style-name="gr16" draw:text-style-name="P10" draw:layer="layout" svg:width="22.354cm" svg:height="5.246cm" svg:x="3cm" svg:y="9.8cm">
          <draw:text-box>
            <text:p>&lt;blockquote&gt;</text:p>
            <text:p>7. Portanto, é o coordenador UAB que, em última instância no âmbito da IPES, delibera</text:p>
            <text:p>acerca dos bolsistas que devem receber a bolsa a cada mês, homologando e consolidando, com as</text:p>
            <text:p>modificações julgadas pertinentes, as relações apresentadas pelas coordenações de cursos, e, por</text:p>
            <text:p>fim, efetiva, por certificação digital, os cadastros dos bolsistas e as autorizações para pagamentos</text:p>
            <text:p>das bolsas via SGB. </text:p>
            <text:p>&lt;/blockquote&gt;</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adrão">
        <draw:frame draw:style-name="gr17" draw:text-style-name="P10" draw:layer="layout" svg:width="28.201cm" svg:height="11.823cm" svg:x="-0.013cm" svg:y="3.123cm">
          <draw:text-box>
            <text:p>p&gt; E também apresentam uma outra acusação contestada&lt;/p&gt;</text:p>
            <text:p>&lt;blockquote&gt;</text:p>
            <text:p>&lt;h3&gt; Multiplicidade de bolsas&lt;h3&gt;</text:p>
            <text:p>a.1) Sra Sônia Maria Silva Corrêa de Souza Cruz, CPF 018.751.698-73, coordenadora do</text:p>
            <text:p>Núcleo UAB da UFSC, de 11/6/2012 a 31/5/2016, quanto ao pagamento de 107 bolsas do</text:p>
            <text:p>Programa UAB, no período de 1/2015 a 5/2016, totalizando R$ 118.745,00, a 31 pessoas que</text:p>
            <text:p>receberam, concomitantemente, bolsas através de projetos/contratos firmados entre a UFSC e a</text:p>
            <text:p>Fapeu, custeados com recursos prMovenientes da Capes, FNDE ou CNPq (evidência 36), o que</text:p>
            <text:p>afronta os arts. 1.º, § 3.º, da Lei 11.273/2006, 9.º, §§ 1.º, 2.º e 3.º, da Resolução CD/FNDE 26/2009 e</text:p>
            <text:p>5.º, caput e parágrafo único, da Portaria/Capes 183/2016;</text:p>
            <text:p>&lt;/blockquote&gt;</text:p>
            <text:p/>
            <text:p>&lt;p&gt; Mais uma vez no texto utilizam artigos de leis de forma criativa. As resoluções não são tão estritas como pretendem. A própria CAPES abre um certo número de <text:s/>exceções</text:p>
            <text:p/>
            <text:p>&lt;p&gt; </text:p>
          </draw:text-box>
        </draw:frame>
        <draw:frame draw:style-name="gr18" draw:text-style-name="P13" draw:layer="layout" svg:width="0.794cm" svg:height="0.646cm" svg:x="7.564cm" svg:y="6.97cm">
          <draw:text-box>
            <text:p text:style-name="P12"><text:span text:style-name="T1">M</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9T12:15:57.424754631</meta:creation-date>
    <dc:date>2021-08-09T23:03:48.067530083</dc:date>
    <meta:editing-duration>P4DT7H35M36S</meta:editing-duration>
    <meta:editing-cycles>6</meta:editing-cycles>
    <meta:generator>LibreOffice/6.4.6.2$Linux_X86_64 LibreOffice_project/40$Build-2</meta:generator>
    <meta:document-statistic meta:object-count="73"/>
  </office:meta>
</office:document-meta>
</file>